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Heading_20_3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/>
      <text:h text:style-name="P3" text:outline-level="1">LIEN GITHUB</text:h>
      <text:p text:style-name="P2"/>
      <text:h text:style-name="P4" text:outline-level="2">Soutenance du 02/05/2022</text:h>
      <text:h text:style-name="P4" text:outline-level="2">P4 Améliorer un site existant</text:h>
      <text:p text:style-name="P2"/>
      <text:h text:style-name="P5" text:outline-level="3">Quentin-Marie Soulis</text:h>
      <text:p text:style-name="P1"/>
      <text:p text:style-name="P1">https://github.com/Quentin-Marie/projet_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5-04T12:20:00.40</meta:creation-date>
    <meta:document-statistic meta:table-count="0" meta:image-count="0" meta:object-count="0" meta:page-count="1" meta:paragraph-count="5" meta:word-count="13" meta:character-count="125"/>
    <dc:date>2022-05-04T12:21:59.71</dc:date>
    <meta:editing-duration>PT1M59S</meta:editing-duration>
    <meta:editing-cycles>1</meta:editing-cycles>
    <meta:generator>OpenOffice/4.1.11$Win32 OpenOffice.org_project/4111m1$Build-9808</meta:generator>
  </office:meta>
</office:document-meta>
</file>